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7277c"/>
    </style:style>
    <style:style style:name="P2" style:family="paragraph" style:parent-style-name="Standard">
      <style:text-properties officeooo:rsid="00144ce1" officeooo:paragraph-rsid="0007277c"/>
    </style:style>
    <style:style style:name="T1" style:family="text">
      <style:text-properties officeooo:rsid="0008db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{{ patient.<text:span text:style-name="T1">given_names</text:span> }} {{ patient.surname }}</text:h>
      <text:p text:style-name="P2">{{ patient.nhs_number 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2T15:51:54.720134786</meta:creation-date>
    <meta:generator>LibreOffice/6.2.5.2$MacOSX_X86_64 LibreOffice_project/1ec314fa52f458adc18c4f025c545a4e8b22c159</meta:generator>
    <dc:date>2019-08-20T17:37:33.497162377</dc:date>
    <meta:editing-duration>P8DT1H45M39S</meta:editing-duration>
    <meta:editing-cycles>2</meta:editing-cycles>
    <meta:document-statistic meta:table-count="0" meta:image-count="0" meta:object-count="0" meta:page-count="1" meta:paragraph-count="2" meta:word-count="9" meta:character-count="71" meta:non-whitespace-character-count="64"/>
  </office:meta>
</office:document-meta>
</file>